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Property Management System Development Plan</text:span></text:h>
      <text:h text:style-name="Heading_20_4" text:outline-level="4"><text:span text:style-name="Strong_20_Emphasis">Overview</text:span></text:h>
      <text:p text:style-name="Text_20_body">This plan outlines the stages and technologies involved in building a comprehensive property management system that supports property management, financial tracking, and personal expenditure management.</text:p>
      <text:h text:style-name="Heading_20_4" text:outline-level="4"><text:span text:style-name="Strong_20_Emphasis">Stage 1: Initial Setup and Core Technologies</text:span></text:h>
      <text:list xml:id="list3612715156" text:style-name="L1">
        <text:list-item>
          <text:p text:style-name="P2"><text:span text:style-name="Strong_20_Emphasis">Objective:</text:span> Set up the development environment and establish the core architecture of the system.</text:p>
        </text:list-item>
        <text:list-item>
          <text:p text:style-name="P2"><text:span text:style-name="Strong_20_Emphasis">Technologies:</text:span></text:p>
          <text:list>
            <text:list-item>
              <text:p text:style-name="P2">Frontend: HTML, CSS, JavaScript</text:p>
            </text:list-item>
            <text:list-item>
              <text:p text:style-name="P2">Backend: Node.js with Express (considering your current tech stack, but Python with Flask/Django could be an alternative if preferred later)</text:p>
            </text:list-item>
            <text:list-item>
              <text:p text:style-name="P2">Database: MySQL (initially, with an option to switch to PostgreSQL)</text:p>
            </text:list-item>
            <text:list-item>
              <text:p text:style-name="P2">Version Control: Git for source code management</text:p>
            </text:list-item>
            <text:list-item>
              <text:p text:style-name="P1">Deployment: Initial setup on a local server, later to be moved to a cloud provider like AWS or DigitalOcean</text:p>
            </text:list-item>
          </text:list>
        </text:list-item>
      </text:list>
      <text:h text:style-name="Heading_20_4" text:outline-level="4"><text:span text:style-name="Strong_20_Emphasis">Stage 2: Basic Property Management Features</text:span></text:h>
      <text:list xml:id="list2608278589" text:style-name="L2">
        <text:list-item>
          <text:p text:style-name="P4"><text:span text:style-name="Strong_20_Emphasis">Objective:</text:span> Develop basic interfaces and backend functionality for property management.</text:p>
        </text:list-item>
        <text:list-item>
          <text:p text:style-name="P4"><text:span text:style-name="Strong_20_Emphasis">Technologies:</text:span></text:p>
          <text:list>
            <text:list-item>
              <text:p text:style-name="P4">Frontend: Bootstrap for responsive design, jQuery for simpler DOM manipulations</text:p>
            </text:list-item>
            <text:list-item>
              <text:p text:style-name="P4">Backend: RESTful APIs using Express to handle requests like adding, editing, and retrieving property data</text:p>
            </text:list-item>
            <text:list-item>
              <text:p text:style-name="P4">Database: MySQL schemas for properties, stages, and documents</text:p>
            </text:list-item>
          </text:list>
        </text:list-item>
        <text:list-item>
          <text:p text:style-name="P4"><text:span text:style-name="Strong_20_Emphasis">Features to Develop:</text:span></text:p>
          <text:list>
            <text:list-item>
              <text:p text:style-name="P4">Property listing page</text:p>
            </text:list-item>
            <text:list-item>
              <text:p text:style-name="P4">Add/Edit property form</text:p>
            </text:list-item>
            <text:list-item>
              <text:p text:style-name="P3">Property details page including document management</text:p>
            </text:list-item>
          </text:list>
        </text:list-item>
      </text:list>
      <text:h text:style-name="Heading_20_4" text:outline-level="4"><text:span text:style-name="Strong_20_Emphasis">Stage 3: Financial Management Implementation</text:span></text:h>
      <text:list xml:id="list195451261" text:style-name="L3">
        <text:list-item>
          <text:p text:style-name="P6"><text:span text:style-name="Strong_20_Emphasis">Objective:</text:span> Implement comprehensive financial tracking for properties, rentals, and rehabilitation projects.</text:p>
        </text:list-item>
        <text:list-item>
          <text:p text:style-name="P6"><text:span text:style-name="Strong_20_Emphasis">Technologies:</text:span></text:p>
          <text:list>
            <text:list-item>
              <text:p text:style-name="P6">Frontend: Data visualization libraries (e.g., Chart.js for displaying financial metrics)</text:p>
            </text:list-item>
            <text:list-item>
              <text:p text:style-name="P6">Backend: Expanded API endpoints for financial data handling</text:p>
            </text:list-item>
            <text:list-item>
              <text:p text:style-name="P6">Database: Additional tables for loans, payments, expenses, and budgets</text:p>
            </text:list-item>
          </text:list>
        </text:list-item>
        <text:list-item>
          <text:p text:style-name="P6"><text:span text:style-name="Strong_20_Emphasis">Features to Develop:</text:span></text:p>
          <text:list>
            <text:list-item>
              <text:p text:style-name="P6">Loan and payment tracking system</text:p>
            </text:list-item>
            <text:list-item>
              <text:p text:style-name="P6">Expense reporting and categorization</text:p>
            </text:list-item>
            <text:list-item>
              <text:p text:style-name="P5">Budget setup and tracking for property rehabilitation</text:p>
            </text:list-item>
          </text:list>
        </text:list-item>
      </text:list>
      <text:h text:style-name="Heading_20_4" text:outline-level="4"><text:soft-page-break/><text:span text:style-name="Strong_20_Emphasis">Stage 4: Rental and Tenant Management</text:span></text:h>
      <text:list xml:id="list936874866" text:style-name="L4">
        <text:list-item>
          <text:p text:style-name="P8"><text:span text:style-name="Strong_20_Emphasis">Objective:</text:span> Create functionalities for managing rentals and tenants.</text:p>
        </text:list-item>
        <text:list-item>
          <text:p text:style-name="P8"><text:span text:style-name="Strong_20_Emphasis">Technologies:</text:span></text:p>
          <text:list>
            <text:list-item>
              <text:p text:style-name="P8">Frontend: Further use of Bootstrap and jQuery to handle forms and listings</text:p>
            </text:list-item>
            <text:list-item>
              <text:p text:style-name="P8">Backend: Secure API endpoints for tenant data transactions</text:p>
            </text:list-item>
            <text:list-item>
              <text:p text:style-name="P8">Database: Tables for rental income, tenant details, lease agreements</text:p>
            </text:list-item>
          </text:list>
        </text:list-item>
        <text:list-item>
          <text:p text:style-name="P8"><text:span text:style-name="Strong_20_Emphasis">Features to Develop:</text:span></text:p>
          <text:list>
            <text:list-item>
              <text:p text:style-name="P8">Tenant management dashboard</text:p>
            </text:list-item>
            <text:list-item>
              <text:p text:style-name="P8">Rental income and expenditure log</text:p>
            </text:list-item>
            <text:list-item>
              <text:p text:style-name="P7">Lease agreement management</text:p>
            </text:list-item>
          </text:list>
        </text:list-item>
      </text:list>
      <text:h text:style-name="Heading_20_4" text:outline-level="4"><text:span text:style-name="Strong_20_Emphasis">Stage 5: Reporting and Tax Preparation</text:span></text:h>
      <text:list xml:id="list2509835488" text:style-name="L5">
        <text:list-item>
          <text:p text:style-name="P10"><text:span text:style-name="Strong_20_Emphasis">Objective:</text:span> Develop reporting tools and export functionalities for tax preparation and management overview.</text:p>
        </text:list-item>
        <text:list-item>
          <text:p text:style-name="P10"><text:span text:style-name="Strong_20_Emphasis">Technologies:</text:span></text:p>
          <text:list>
            <text:list-item>
              <text:p text:style-name="P10">Frontend: Libraries for generating PDFs or CSV files (e.g., jsPDF, PapaParse)</text:p>
            </text:list-item>
            <text:list-item>
              <text:p text:style-name="P10">Backend: Complex querying capabilities for report generation</text:p>
            </text:list-item>
          </text:list>
        </text:list-item>
        <text:list-item>
          <text:p text:style-name="P10"><text:span text:style-name="Strong_20_Emphasis">Features to Develop:</text:span></text:p>
          <text:list>
            <text:list-item>
              <text:p text:style-name="P10">Customizable financial reports</text:p>
            </text:list-item>
            <text:list-item>
              <text:p text:style-name="P10">Export tools for financial data</text:p>
            </text:list-item>
            <text:list-item>
              <text:p text:style-name="P9">Integration with accounting software (if feasible)</text:p>
            </text:list-item>
          </text:list>
        </text:list-item>
      </text:list>
      <text:h text:style-name="Heading_20_4" text:outline-level="4"><text:span text:style-name="Strong_20_Emphasis">Stage 6: Personal Expenditure Tracking and Final Integration</text:span></text:h>
      <text:list xml:id="list1955343847" text:style-name="L6">
        <text:list-item>
          <text:p text:style-name="P12"><text:span text:style-name="Strong_20_Emphasis">Objective:</text:span> Finalize the system with personal expenditure tracking and ensure all components are integrated smoothly.</text:p>
        </text:list-item>
        <text:list-item>
          <text:p text:style-name="P12"><text:span text:style-name="Strong_20_Emphasis">Technologies:</text:span></text:p>
          <text:list>
            <text:list-item>
              <text:p text:style-name="P12">Frontend: Additional UI components for personal finance management</text:p>
            </text:list-item>
            <text:list-item>
              <text:p text:style-name="P12">Backend: Private APIs for handling personal data securely</text:p>
            </text:list-item>
          </text:list>
        </text:list-item>
        <text:list-item>
          <text:p text:style-name="P12"><text:span text:style-name="Strong_20_Emphasis">Features to Develop:</text:span></text:p>
          <text:list>
            <text:list-item>
              <text:p text:style-name="P12">Personal dashboard for financial tracking</text:p>
            </text:list-item>
            <text:list-item>
              <text:p text:style-name="P12">Alerts and reminders for personal financial management</text:p>
            </text:list-item>
            <text:list-item>
              <text:p text:style-name="P11">Comprehensive testing and debugging</text:p>
            </text:list-item>
          </text:list>
        </text:list-item>
      </text:list>
      <text:h text:style-name="Heading_20_4" text:outline-level="4"><text:span text:style-name="Strong_20_Emphasis">Stage 7: Deployment and Maintenance</text:span></text:h>
      <text:list xml:id="list3127592967" text:style-name="L7">
        <text:list-item>
          <text:p text:style-name="P14"><text:span text:style-name="Strong_20_Emphasis">Objective:</text:span> Deploy the application to a cloud server and enter the maintenance phase.</text:p>
        </text:list-item>
        <text:list-item>
          <text:p text:style-name="P14"><text:span text:style-name="Strong_20_Emphasis">Technologies:</text:span></text:p>
          <text:list>
            <text:list-item>
              <text:p text:style-name="P14">Deployment: Docker for containerization, AWS or DigitalOcean for hosting</text:p>
            </text:list-item>
            <text:list-item>
              <text:p text:style-name="P14">Continuous Integration/Continuous Deployment (CI/CD) pipelines to manage deployment and updates</text:p>
            </text:list-item>
          </text:list>
        </text:list-item>
        <text:list-item>
          <text:p text:style-name="P14"><text:span text:style-name="Strong_20_Emphasis">Actions:</text:span></text:p>
          <text:list>
            <text:list-item>
              <text:p text:style-name="P14">Finalize deployment scripts and environment settings</text:p>
            </text:list-item>
            <text:list-item>
              <text:p text:style-name="P14">Regular updates and patches</text:p>
            </text:list-item>
            <text:list-item>
              <text:p text:style-name="P13"><text:soft-page-break/>Ongoing support and feature enhancements based on user feedback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5:09:15.982592310</meta:creation-date>
    <dc:date>2024-06-10T15:10:10.486685495</dc:date>
    <meta:editing-duration>PT1M7S</meta:editing-duration>
    <meta:editing-cycles>1</meta:editing-cycles>
    <meta:document-statistic meta:table-count="0" meta:image-count="0" meta:object-count="0" meta:page-count="3" meta:paragraph-count="68" meta:word-count="529" meta:character-count="3638" meta:non-whitespace-character-count="3235"/>
    <meta:generator>LibreOffice/7.3.7.2$Linux_X86_64 LibreOffice_project/30$Build-2</meta:generator>
  </office:meta>
</office:document-meta>
</file>